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ikachan-PS" svg:font-family="mikachan-PS"/>
    <style:font-face style:name="FreeSans1" svg:font-family="FreeSans" style:font-family-generic="swiss"/>
    <style:font-face style:name="Andale Mono" svg:font-family="'Andale Mono'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ndale Mono" fo:font-size="10pt" style:font-size-asian="10pt" style:font-size-complex="10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style:font-name="Andale Mono" fo:font-size="10pt" style:font-size-asian="10pt" style:font-size-complex="10pt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master-page-name="">
      <style:paragraph-properties style:page-number="auto" fo:keep-with-next="always"/>
    </style:style>
    <style:style style:name="P11" style:family="paragraph" style:parent-style-name="Text_20_body" style:master-page-name="">
      <style:paragraph-properties style:page-number="auto" fo:keep-with-next="always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2" style:list-style-name=""/>
    <style:style style:name="P14" style:family="paragraph" style:parent-style-name="Heading_20_2">
      <style:paragraph-properties fo:break-before="page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ndale Mono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Guía de usuario de ViH (Vi en Haskell)</text:h>
      <text:table-of-content text:style-name="Sect1" text:protected="true" text:name="Table of Contents1">
        <text:table-of-content-source text:outline-level="10">
          <text:index-title-template text:style-name="Contents_20_Heading">Tabla de contenidos.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a de contenidos.</text:p>
          </text:index-title>
          <text:p text:style-name="P16">Guía de usuario de ViH (Vi en Haskell)<text:tab/>1</text:p>
          <text:p text:style-name="P15">Configuración.<text:tab/>1</text:p>
          <text:p text:style-name="P15">Teclas en modo normal.<text:tab/>2</text:p>
          <text:p text:style-name="P15">Teclas en modo inserción.<text:tab/>4</text:p>
          <text:p text:style-name="P15">Referencia del intérprete de PostScript®.<text:tab/>4</text:p>
        </text:index-body>
      </text:table-of-content>
      <text:h text:style-name="Heading_20_2" text:outline-level="2">Configuración.</text:h>
      <text:p text:style-name="Text_20_body">El editor de texto es configurable por medio de código <text:span text:style-name="T1">PostScript</text:span>. Mediante el mismo es posible redefinir variables, símbolos en los diccionarios, etc. Vea <text:span text:style-name="T2">PSvi.txt</text:span> para más detalles acerca de la sintaxis, los operadores definidos y su semántica.</text:p>
      <text:p text:style-name="Text_20_body">Se intentarán cargar los siguientes archivos en el orden indicado, permitiendo que uno posterior redefina variables sobre el anterior:</text:p>
      <text:list xml:id="list444313627" text:style-name="L1">
        <text:list-item>
          <text:p text:style-name="P2"><text:span text:style-name="T2">./init.ps</text:span>: Utilizado durante el desarrollo, se recomienda cambiarlo por <text:span text:style-name="T2">/usr/lib/vih/init.ps</text:span>, o por la ruta adecuada dependiendo del sistema, en <text:span text:style-name="T2">PSvi.hs</text:span>, por ejemplo al empaquetar para una distro. Aquí se definen los valores iniciales de variables y diccionarios.</text:p>
        </text:list-item>
        <text:list-item>
          <text:p text:style-name="P2"><text:span text:style-name="T2">/etc/init.ps</text:span>: Cuando se desea hacer una instalación global, es recomendable colocar <text:s/>aquí los parámetros de configuración globales.</text:p>
        </text:list-item>
        <text:list-item>
          <text:p text:style-name="P2"><text:span text:style-name="T2">~/.init.ps</text:span>: Utilizado para especificar las preferencias personales del usuario. Si se desea agregar otro archivo a cargar, por ejemplo al realizar una instalación local, se puede usar el operador <text:span text:style-name="T2">run</text:span>, pasándole el nombre del archivo en el stack.</text:p>
        </text:list-item>
        <text:list-item>
          <text:p text:style-name="P2"><text:span text:style-name="T2">/etc/run.ps</text:span>: Llegado al caso que en el sistema se quisiesen definir reglas globales basadas en lo que configura el usuario en su init, este sería el archivo adecuado.</text:p>
        </text:list-item>
        <text:list-item>
          <text:p text:style-name="P2"><text:span text:style-name="T2">./run.ps</text:span>: Aquí se encuentra la parte de la lógica que interpreta las teclas ingresadas, llamando en cada caso al diccionario correspondiente. Similar al <text:span text:style-name="T2">./init.ps</text:span> inicial, recomendamos cambiar la ruta de este archivo al empaquetar.</text:p>
        </text:list-item>
      </text:list>
      <text:p text:style-name="P10">Algunos parámetros a modificar en los <text:span text:style-name="T2">~/init.ps</text:span> y <text:span text:style-name="T2">/etc/init.ps</text:span> son los siguientes:</text:p>
      <text:list xml:id="list516615862" text:style-name="L2">
        <text:list-item>
          <text:p text:style-name="P4">/chosen_messages</text:p>
          <text:p text:style-name="P3">Idioma de mensajes a mostrar. Puede ser un diccionario con los mensajes dado el nombres simbólicos para cada uno. Ya vienen definidos por omisión los diccionarios para español (<text:span text:style-name="T2">messages_es</text:span>), inglés (<text:span text:style-name="T2">messages_en</text:span>) y japonés (<text:span text:style-name="T2">messages_ja</text:span>).</text:p>
        </text:list-item>
        <text:list-item>
          <text:p text:style-name="P4">/shift_width</text:p>
          <text:p text:style-name="P3">Cantidad de espacios por los que se substituirá cada tabulador al apretar la tecla. Más precisamente no se insertarán exactamente <text:span text:style-name="T2">shift_width</text:span> espacios, sino que se insertarán espacios hasta llegar a la próxima columna múltiplo de <text:span text:style-name="T2">shift_width</text:span>.</text:p>
        </text:list-item>
      </text:list>
      <text:p text:style-name="P10"><text:soft-page-break/>Para modificar los diccionarios es posible realizar lo siguiente:</text:p>
      <text:p text:style-name="P1"><text:tab/>/el_diccionario<text:line-break/><text:tab/> <text:s/>el_diccionario<text:line-break/><text:tab/> <text:s/>key value <text:span text:style-name="T3">put</text:span><text:line-break/><text:tab/><text:span text:style-name="T3">store</text:span></text:p>
      <text:p text:style-name="Text_20_body">Queda como fácil ejercicio al lector, la modificación del código previo a fin de unir dos diccionarios (pista: utilizar <text:span text:style-name="T2">forall</text:span>).</text:p>
      <text:p text:style-name="Text_20_body">En general los diccionarios se utilizan a fin de permitir la fácil personalización de las acciones relacionadas a eventos del teclado. Se define entonces un diccionario distinto para cada modo:</text:p>
      <text:list xml:id="list93744402" text:style-name="L3">
        <text:list-item>
          <text:p text:style-name="P5"><text:span text:style-name="T2">/locationbindings</text:span>: Esto permitirá en un futuro definir el comportamiento de cada uno de los modificadores para 'c', 'd', 'y', etc... Las <text:span text:style-name="T1">keys</text:span> son siempre el string que representa al modificador, como "$" (para indicar fin de línea); y los <text:span text:style-name="T1">values</text:span> son objetos de código (o sea listas), que se ejecutarán en un <text:span text:style-name="T1">stack frame</text:span> con los siguientes símbolos definidos en él:</text:p>
          <text:list>
            <text:list-item>
              <text:p text:style-name="P5"><text:span text:style-name="T2">x</text:span>, <text:span text:style-name="T2">y</text:span>: Con las coordenadas actuales del cursor. El procedimiento deberá actualizar estas variables a las nuevas posiciones si el modificador se realiza exitosamente.</text:p>
            </text:list-item>
            <text:list-item>
              <text:p text:style-name="P5"><text:span text:style-name="T2">move</text:span>: Con valor 1 por omisión, deberá ser seteado a 0 si el modificador falla, por ejemplo en el modificador "t" cuando no se encuentra la letra a buscar.</text:p>
            </text:list-item>
          </text:list>
        </text:list-item>
        <text:list-item>
          <text:p text:style-name="P5"><text:span text:style-name="T2">/normalkeybindings</text:span>: En este diccionario las <text:span text:style-name="T1">keys</text:span> son una lista compuesta por los dos valores que devuelve el operador <text:span text:style-name="T2">getkey</text:span>, los distintos tipos de teclas se pueden ver en la implementación de este operador. Y los <text:span text:style-name="T1">values</text:span> serían el código asociado a la tecla correspondiente.</text:p>
        </text:list-item>
        <text:list-item>
          <text:p text:style-name="P5"><text:span text:style-name="T2">/insertkeybindings</text:span>: Este otro diccionario es análogo a normalkeybindings, pero con la principal diferencia de que los eventos "KASCII" no son consultados en el diccionario, sino que son directamente atendidos por una rutina específica para el modo de inserción.</text:p>
        </text:list-item>
      </text:list>
      <text:h text:style-name="P13" text:outline-level="2"/>
      <text:h text:style-name="P14" text:outline-level="2">Teclas en modo normal.</text:h>
      <text:list xml:id="list1914404383" text:style-name="L7">
        <text:list-item>
          <text:p text:style-name="P9">KLeft(<text:span text:style-name="T4">R</text:span>), KDown(<text:span text:style-name="T4">R</text:span>), KUp(<text:span text:style-name="T4">R</text:span>), KLeft(<text:span text:style-name="T4">R</text:span>), KRight(<text:span text:style-name="T4">R</text:span>), h(<text:span text:style-name="T4">R</text:span>), j(<text:span text:style-name="T4">R</text:span>), k(<text:span text:style-name="T4">R</text:span>), l(<text:span text:style-name="T4">R</text:span>): Permiten el movimiento del cursor.</text:p>
        </text:list-item>
        <text:list-item>
          <text:p text:style-name="P9">KEnter(<text:span text:style-name="T4">R</text:span>): Ubica el cursor en el primer caracter no-espacio de la siguiente línea.</text:p>
        </text:list-item>
        <text:list-item>
          <text:p text:style-name="P9">KBS(<text:span text:style-name="T4">R</text:span>) (back-space): Mueve el cursor al caracter anterior en el archivo.</text:p>
        </text:list-item>
        <text:list-item>
          <text:p text:style-name="P9">KPageUp(<text:span text:style-name="T4">R</text:span>), KPageDown(<text:span text:style-name="T4">R</text:span>): Mueve de a veinte líneas hacia arriba y abajo.</text:p>
        </text:list-item>
        <text:list-item>
          <text:p text:style-name="P9">KHome, KEnd: Mueve al principio y final de la linea.</text:p>
        </text:list-item>
        <text:list-item>
          <text:p text:style-name="P9">«:»: Permite ingresar en el modo de órdenes.</text:p>
        </text:list-item>
        <text:list-item>
          <text:p text:style-name="P9">«^»: Mueve el cursor a la primer posición distinta de espacio en blanco en la línea.</text:p>
        </text:list-item>
        <text:list-item>
          <text:p text:style-name="P9">«$»: Mueve el cursor al final de la línea.</text:p>
        </text:list-item>
        <text:list-item>
          <text:p text:style-name="P9">«/»: Permite realizar una búsqueda mediante una expresión regular. Para la búsqueda de expresiones regulares se utiliza la biblioteca PCRE (Perl Compatible Regular Expressions), cuya documentación se encuentra aquí: <text:a xlink:type="simple" xlink:href="http://perldoc.perl.org/perlre.html">http://perldoc.perl.org/perlre.html</text:a>.</text:p>
        </text:list-item>
        <text:list-item>
          <text:p text:style-name="P9">«A»: Ubica el cursor al final de la línea y pasa a modo inserción.</text:p>
        </text:list-item>
        <text:list-item>
          <text:p text:style-name="P9">«a»: Mueve el cursor a la derecha y pasa a modo inserción.</text:p>
        </text:list-item>
        <text:list-item>
          <text:p text:style-name="P9">«C»: Borra desde el cursor hasta el final de la línea, dejando en el portapapeles el texto borrado y pasando al modo inserción.</text:p>
        </text:list-item>
        <text:list-item>
          <text:p text:style-name="P9">«D»: Borra desde el cursor hasta el final de la línea, dejando en el portapapeles el texto borrado.</text:p>
        </text:list-item>
        <text:list-item>
          <text:p text:style-name="P9">«dd»(<text:span text:style-name="T4">R</text:span>): Borra líneas enteras copiándolas al portapapeles.</text:p>
        </text:list-item>
        <text:list-item>
          <text:p text:style-name="P9">«e»(<text:span text:style-name="T4">R</text:span>): Se desplaza al final de la palabra.</text:p>
        </text:list-item>
        <text:list-item>
          <text:p text:style-name="P9">«^E»(<text:span text:style-name="T4">R</text:span>) (Control e): Hace scroll (hacia abajo) del buffer una línea, dejando el cursor en la misma posición.</text:p>
        </text:list-item>
        <text:list-item>
          <text:p text:style-name="P9">«I»: Mueve el cursor a la primer posición distinta de espacio en blanco en la línea, y pasa a modo inserción.</text:p>
        </text:list-item>
        <text:list-item>
          <text:p text:style-name="P9">«i»: Pasa a modo inserción.</text:p>
        </text:list-item>
        <text:list-item>
          <text:p text:style-name="P9">«J»(<text:span text:style-name="T4">R</text:span>): Une la línea actual con la próxima línea, colocando un espacio en blanco entre medio.</text:p>
        </text:list-item>
        <text:list-item>
          <text:p text:style-name="P9">«n»(<text:span text:style-name="T4">R</text:span>): Ubica el cursor sobre el siguiente resultado para la última expresión regular buscada.</text:p>
        </text:list-item>
        <text:list-item>
          <text:p text:style-name="P9">«O»: Coloca una línea vacía encima de la línea actual, mueve el cursor hacia esa línea y pasa a modo inserción.</text:p>
        </text:list-item>
        <text:list-item>
          <text:p text:style-name="P9">«o»: Coloca una línea vacía debajo de la línea actual, mueve el cursor hacia esa línea y pasa a modo inserción.</text:p>
        </text:list-item>
        <text:list-item>
          <text:p text:style-name="P9"><text:soft-page-break/>«P»(<text:span text:style-name="T4">R</text:span>): Pega el contenido del portapapeles antes del cursor. Si el portapapeles tiene una lista de líneas copiadas, crea líneas nuevas. En caso contrario pega sobre la propia línea.</text:p>
        </text:list-item>
        <text:list-item>
          <text:p text:style-name="P9">«p»(<text:span text:style-name="T4">R</text:span>): Pega el contenido del portapapeles después del cursor. Si el portapapeles tiene una lista de líneas copiadas, crea líneas nuevas. En caso contrario pega sobre la propia línea.</text:p>
        </text:list-item>
        <text:list-item>
          <text:p text:style-name="P9">«w»(<text:span text:style-name="T4">R</text:span>): Mueve el cursor al comienzo de la próxima palabra.</text:p>
        </text:list-item>
        <text:list-item>
          <text:p text:style-name="P9">«^W» (Control w): Permite el movimiento entre ventanas. Tras presionar esta tecla se deberá apretar la tecla modificadora, para las cuales se implementan:</text:p>
        </text:list-item>
      </text:list>
      <text:list xml:id="list1464605604" text:style-name="L4">
        <text:list-item>
          <text:list>
            <text:list-item>
              <text:p text:style-name="P6">KUp(<text:span text:style-name="T4">R</text:span>): mueve a la ventana que se encuentra arriba.</text:p>
            </text:list-item>
            <text:list-item>
              <text:p text:style-name="P6">KDown(<text:span text:style-name="T4">R</text:span>): mueve a la ventana que se encuentra abajo.</text:p>
            </text:list-item>
            <text:list-item>
              <text:p text:style-name="P6">KLeft(<text:span text:style-name="T4">R</text:span>): mueve a la ventana que se encuentra a la izquierda.</text:p>
            </text:list-item>
            <text:list-item>
              <text:p text:style-name="P6">KRight(<text:span text:style-name="T4">R</text:span>): mueve a la ventana que se encuentra a la derecha.</text:p>
            </text:list-item>
            <text:list-item>
              <text:p text:style-name="P6">«c»(<text:span text:style-name="T4">R</text:span>): Cierra la ventana actual sin salir del programa.</text:p>
            </text:list-item>
            <text:list-item>
              <text:p text:style-name="P6">«w»(<text:span text:style-name="T4">R</text:span>): mueve a la próxima ventana, volviendo a la primera si previamente se encontraba en la última.</text:p>
            </text:list-item>
          </text:list>
        </text:list-item>
      </text:list>
      <text:list xml:id="list1795226076" text:style-name="L6">
        <text:list-item>
          <text:p text:style-name="P8">«yy»(<text:span text:style-name="T4">R</text:span>): Copia la línea actual al portapapeles (y las siguientes si se especificó un número de repeticiones).</text:p>
        </text:list-item>
        <text:list-item>
          <text:p text:style-name="P8">«^Y»(<text:span text:style-name="T4">R</text:span>) (Control y): Hace scroll (hacia abajo) del buffer una línea, dejando el cursor en la misma posición.</text:p>
        </text:list-item>
        <text:list-item>
          <text:p text:style-name="P8">«0» a «9»: Permiten indicar la cantidad de veces que se realizará el comando a continuación. Solo soportan repetición aquellos comandos para los cuales se menciona específicamente tal cualidad mediante una (<text:span text:style-name="T4">R</text:span>).</text:p>
        </text:list-item>
      </text:list>
      <text:p text:style-name="Text_20_body">Más todas las que el usuario agregue.</text:p>
      <text:h text:style-name="P13" text:outline-level="2"/>
      <text:h text:style-name="P14" text:outline-level="2">Teclas en modo inserción.</text:h>
      <text:p text:style-name="Text_20_body">Para el modo inserción vienen habilitadas por omisión:</text:p>
      <text:list xml:id="list270591600" text:style-name="L5">
        <text:list-item>
          <text:p text:style-name="P7">KLeft, KDown, KUp, KLeft, KRight: Permiten el movimiento del cursor.</text:p>
        </text:list-item>
        <text:list-item>
          <text:p text:style-name="P7">KEnter: Corta la línea actual en dos partes, por donde se encuentra el cursor; dejando en la línea original el texto previo, y en la siguiente el resto.</text:p>
        </text:list-item>
        <text:list-item>
          <text:p text:style-name="P7">KBS (back-space): Elimina el caracter previo al caracter actual, uniendo la línea actual con la previa si el cursor llegase a estar sobre el primer caracter de la columna.</text:p>
        </text:list-item>
        <text:list-item>
          <text:p text:style-name="P7">KPageUp, KPageDown: Mueve de a veinte líneas hacia arriba y abajo.</text:p>
        </text:list-item>
        <text:list-item>
          <text:p text:style-name="P7">KHome, KEnd: Mueve al principio y final de la linea.</text:p>
        </text:list-item>
      </text:list>
      <text:h text:style-name="Heading_20_2" text:outline-level="2"/>
      <text:h text:style-name="Heading_20_2" text:outline-level="2">Referencia del intérprete de PostScript®.</text:h>
      <text:p text:style-name="Text_20_body">Vea el archivo <text:span text:style-name="T2">PSvi.h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mikachan-PS" svg:font-family="mikachan-PS"/>
    <style:font-face style:name="FreeSans1" svg:font-family="FreeSans" style:font-family-generic="swiss"/>
    <style:font-face style:name="Andale Mono" svg:font-family="'Andale Mono'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mikachan-PS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kachan-PS" style:font-size-asian="15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orphans="2" fo:widows="2" style:page-number="auto" fo:keep-with-next="auto"/>
      <style:text-properties style:font-name="Century Schoolbook L" fo:font-size="11pt" fo:font-weight="normal"/>
    </style:style>
    <style:style style:name="List" style:family="paragraph" style:parent-style-name="Text_20_body" style:class="list">
      <style:text-properties style:font-name-asian="mikachan-PS" style:font-size-asian="13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mikachan-PS" style:font-size-asian="13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mikachan-PS" style:font-size-asian="13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1" fo:font-size="14pt" fo:font-style="oblique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2T20:50:44</meta:creation-date>
    <dc:date>2011-12-13T18:00:48</dc:date>
    <meta:editing-duration>PT28M31S</meta:editing-duration>
    <meta:editing-cycles>2</meta:editing-cycles>
    <meta:generator>LibreOffice/3.4$Linux LibreOffice_project/340m1$Build-302</meta:generator>
    <meta:document-statistic meta:table-count="0" meta:image-count="0" meta:object-count="0" meta:page-count="5" meta:paragraph-count="75" meta:word-count="1279" meta:character-count="7914" meta:non-whitespace-character-count="6721"/>
  </office:meta>
</office:document-meta>
</file>